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7.9195094567752" calcext:value-type="float">
            <text:p>7.92</text:p>
          </table:table-cell>
          <table:table-cell table:style-name="ce67" office:value-type="float" office:value="7.1607815020613" calcext:value-type="float">
            <text:p>7.16</text:p>
          </table:table-cell>
          <table:table-cell table:style-name="ce67" office:value-type="float" office:value="28.0285035629454" calcext:value-type="float">
            <text:p>28.03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7.41244783160951" calcext:value-type="float">
            <text:p>7.41</text:p>
          </table:table-cell>
          <table:table-cell table:style-name="ce67" office:value-type="float" office:value="13.3757961783439" calcext:value-type="float">
            <text:p>13.38</text:p>
          </table:table-cell>
          <table:table-cell table:style-name="ce67" office:value-type="float" office:value="19.75" calcext:value-type="float">
            <text:p>19.75</text:p>
          </table:table-cell>
          <table:table-cell table:style-name="ce67" office:value-type="float" office:value="7.48836800983232" calcext:value-type="float">
            <text:p>7.49</text:p>
          </table:table-cell>
          <table:table-cell table:style-name="ce67" office:value-type="float" office:value="50" calcext:value-type="float">
            <text:p>50.00</text:p>
          </table:table-cell>
          <table:table-cell table:style-name="ce67" office:value-type="float" office:value="28.2608695652174" calcext:value-type="float">
            <text:p>28.2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10.4613824573263" calcext:value-type="float">
            <text:p>10.46</text:p>
          </table:table-cell>
          <table:table-cell table:style-name="ce68" office:value-type="float" office:value="9.58230958230958" calcext:value-type="float">
            <text:p>9.58</text:p>
          </table:table-cell>
          <table:table-cell table:style-name="ce68" office:value-type="float" office:value="33.3333333333333" calcext:value-type="float">
            <text:p>33.3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10.2413915512957" calcext:value-type="float">
            <text:p>10.24</text:p>
          </table:table-cell>
          <table:table-cell table:style-name="ce68" office:value-type="float" office:value="23.1884057971014" calcext:value-type="float">
            <text:p>23.19</text:p>
          </table:table-cell>
          <table:table-cell table:style-name="ce68" office:value-type="float" office:value="12.1495327102804" calcext:value-type="float">
            <text:p>12.15</text:p>
          </table:table-cell>
          <table:table-cell table:style-name="ce68" office:value-type="float" office:value="10.1596018534409" calcext:value-type="float">
            <text:p>10.16</text:p>
          </table:table-cell>
          <table:table-cell table:style-name="ce68" office:value-type="float" office:value="-13.7931034482759" calcext:value-type="float">
            <text:p>–13.79</text:p>
          </table:table-cell>
          <table:table-cell table:style-name="ce70" office:value-type="float" office:value="50.8196721311475" calcext:value-type="float">
            <text:p>50.82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5.26315789473684" calcext:value-type="float">
            <text:p>5.26</text:p>
          </table:table-cell>
          <table:table-cell table:style-name="ce69" office:value-type="float" office:value="4.63369963369963" calcext:value-type="float">
            <text:p>4.63</text:p>
          </table:table-cell>
          <table:table-cell table:style-name="ce69" office:value-type="float" office:value="22.2772277227723" calcext:value-type="float">
            <text:p>22.28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4.4543429844098" calcext:value-type="float">
            <text:p>4.45</text:p>
          </table:table-cell>
          <table:table-cell table:style-name="ce69" office:value-type="float" office:value="5.68181818181818" calcext:value-type="float">
            <text:p>5.68</text:p>
          </table:table-cell>
          <table:table-cell table:style-name="ce69" office:value-type="float" office:value="28.494623655914" calcext:value-type="float">
            <text:p>28.49</text:p>
          </table:table-cell>
          <table:table-cell table:style-name="ce69" office:value-type="float" office:value="4.69086987778577" calcext:value-type="float">
            <text:p>4.69</text:p>
          </table:table-cell>
          <table:table-cell table:style-name="ce69" office:value-type="float" office:value="138.095238095238" calcext:value-type="float">
            <text:p>138.10</text:p>
          </table:table-cell>
          <table:table-cell table:style-name="ce69" office:value-type="float" office:value="10.3896103896104" calcext:value-type="float">
            <text:p>10.39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0.485784821215258" calcext:value-type="float">
            <text:p>–0.49</text:p>
          </table:table-cell>
          <table:table-cell table:style-name="ce70" office:value-type="float" office:value="-0.993624244431564" calcext:value-type="float">
            <text:p>–0.99</text:p>
          </table:table-cell>
          <table:table-cell table:style-name="ce70" office:value-type="float" office:value="12.2916666666667" calcext:value-type="float">
            <text:p>12.2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134964150147617" calcext:value-type="float">
            <text:p>–0.13</text:p>
          </table:table-cell>
          <table:table-cell table:style-name="ce70" office:value-type="float" office:value="-2.1978021978022" calcext:value-type="float">
            <text:p>–2.20</text:p>
          </table:table-cell>
          <table:table-cell table:style-name="ce70" office:value-type="float" office:value="-7.88461538461538" calcext:value-type="float">
            <text:p>–7.88</text:p>
          </table:table-cell>
          <table:table-cell table:style-name="ce70" office:value-type="float" office:value="-0.382393621348954" calcext:value-type="float">
            <text:p>–0.38</text:p>
          </table:table-cell>
          <table:table-cell table:style-name="ce70" office:value-type="float" office:value="-9.63855421686747" calcext:value-type="float">
            <text:p>–9.64</text:p>
          </table:table-cell>
          <table:table-cell table:style-name="ce70" office:value-type="float" office:value="-3.27868852459016" calcext:value-type="float">
            <text:p>–3.2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0.244200244200244" calcext:value-type="float">
            <text:p>–0.24</text:p>
          </table:table-cell>
          <table:table-cell table:style-name="ce70" office:value-type="float" office:value="-0.573248407643312" calcext:value-type="float">
            <text:p>–0.57</text:p>
          </table:table-cell>
          <table:table-cell table:style-name="ce70" office:value-type="float" office:value="7.35294117647059" calcext:value-type="float">
            <text:p>7.3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599287333981212" calcext:value-type="float">
            <text:p>0.60</text:p>
          </table:table-cell>
          <table:table-cell table:style-name="ce70" office:value-type="float" office:value="-13.265306122449" calcext:value-type="float">
            <text:p>–13.27</text:p>
          </table:table-cell>
          <table:table-cell table:style-name="ce70" office:value-type="float" office:value="-14.2857142857143" calcext:value-type="float">
            <text:p>–14.29</text:p>
          </table:table-cell>
          <table:table-cell table:style-name="ce70" office:value-type="float" office:value="0.015581177937052" calcext:value-type="float">
            <text:p>0.02</text:p>
          </table:table-cell>
          <table:table-cell table:style-name="ce70" office:value-type="float" office:value="-37.5" calcext:value-type="float">
            <text:p>–37.50</text:p>
          </table:table-cell>
          <table:table-cell table:style-name="ce70" office:value-type="float" office:value="-2.12765957446808" calcext:value-type="float">
            <text:p>–2.1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0.749375520399667" calcext:value-type="float">
            <text:p>–0.75</text:p>
          </table:table-cell>
          <table:table-cell table:style-name="ce69" office:value-type="float" office:value="-1.44902535794376" calcext:value-type="float">
            <text:p>–1.45</text:p>
          </table:table-cell>
          <table:table-cell table:style-name="ce69" office:value-type="float" office:value="18.75" calcext:value-type="float">
            <text:p>18.7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0.932934342545326" calcext:value-type="float">
            <text:p>–0.93</text:p>
          </table:table-cell>
          <table:table-cell table:style-name="ce69" office:value-type="float" office:value="10.7142857142857" calcext:value-type="float">
            <text:p>10.71</text:p>
          </table:table-cell>
          <table:table-cell table:style-name="ce69" office:value-type="float" office:value="-0.416666666666667" calcext:value-type="float">
            <text:p>–0.42</text:p>
          </table:table-cell>
          <table:table-cell table:style-name="ce69" office:value-type="float" office:value="-0.817299506214881" calcext:value-type="float">
            <text:p>–0.82</text:p>
          </table:table-cell>
          <table:table-cell table:style-name="ce69" office:value-type="float" office:value="16.2790697674419" calcext:value-type="float">
            <text:p>16.28</text:p>
          </table:table-cell>
          <table:table-cell table:style-name="ce69" office:value-type="float" office:value="-4.49438202247191" calcext:value-type="float">
            <text:p>–4.4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1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496" calcext:value-type="float">
            <text:p>12,496</text:p>
          </table:table-cell>
          <table:table-cell table:style-name="ce136" office:value-type="float" office:value="11957" calcext:value-type="float">
            <text:p>11,957</text:p>
          </table:table-cell>
          <table:table-cell table:style-name="ce136" office:value-type="float" office:value="539" calcext:value-type="float">
            <text:p>53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839" calcext:value-type="float">
            <text:p>11,839</text:p>
          </table:table-cell>
          <table:table-cell table:style-name="ce136" office:value-type="float" office:value="178" calcext:value-type="float">
            <text:p>178</text:p>
          </table:table-cell>
          <table:table-cell table:style-name="ce136" office:value-type="float" office:value="479" calcext:value-type="float">
            <text:p>479</text:p>
          </table:table-cell>
          <table:table-cell table:style-name="ce136" office:value-type="float" office:value="12244" calcext:value-type="float">
            <text:p>12,244</text:p>
          </table:table-cell>
          <table:table-cell table:style-name="ce136" office:value-type="float" office:value="75" calcext:value-type="float">
            <text:p>75</text:p>
          </table:table-cell>
          <table:table-cell table:style-name="ce152" office:value-type="float" office:value="177" calcext:value-type="float">
            <text:p>17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36" calcext:value-type="float">
            <text:p>6,536</text:p>
          </table:table-cell>
          <table:table-cell table:style-name="ce137" office:value-type="float" office:value="6244" calcext:value-type="float">
            <text:p>6,244</text:p>
          </table:table-cell>
          <table:table-cell table:style-name="ce137" office:value-type="float" office:value="292" calcext:value-type="float">
            <text:p>29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211" calcext:value-type="float">
            <text:p>6,211</text:p>
          </table:table-cell>
          <table:table-cell table:style-name="ce137" office:value-type="float" office:value="85" calcext:value-type="float">
            <text:p>85</text:p>
          </table:table-cell>
          <table:table-cell table:style-name="ce137" office:value-type="float" office:value="240" calcext:value-type="float">
            <text:p>240</text:p>
          </table:table-cell>
          <table:table-cell table:style-name="ce137" office:value-type="float" office:value="6419" calcext:value-type="float">
            <text:p>6,419</text:p>
          </table:table-cell>
          <table:table-cell table:style-name="ce137" office:value-type="float" office:value="25" calcext:value-type="float">
            <text:p>25</text:p>
          </table:table-cell>
          <table:table-cell table:style-name="ce153" office:value-type="float" office:value="92" calcext:value-type="float">
            <text:p>9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960" calcext:value-type="float">
            <text:p>5,960</text:p>
          </table:table-cell>
          <table:table-cell table:style-name="ce137" office:value-type="float" office:value="5713" calcext:value-type="float">
            <text:p>5,713</text:p>
          </table:table-cell>
          <table:table-cell table:style-name="ce137" office:value-type="float" office:value="247" calcext:value-type="float">
            <text:p>24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28" calcext:value-type="float">
            <text:p>5,628</text:p>
          </table:table-cell>
          <table:table-cell table:style-name="ce137" office:value-type="float" office:value="93" calcext:value-type="float">
            <text:p>93</text:p>
          </table:table-cell>
          <table:table-cell table:style-name="ce137" office:value-type="float" office:value="239" calcext:value-type="float">
            <text:p>239</text:p>
          </table:table-cell>
          <table:table-cell table:style-name="ce143" office:value-type="float" office:value="5825" calcext:value-type="float">
            <text:p>5,825</text:p>
          </table:table-cell>
          <table:table-cell table:style-name="ce137" office:value-type="float" office:value="50" calcext:value-type="float">
            <text:p>50</text:p>
          </table:table-cell>
          <table:table-cell table:style-name="ce154" office:value-type="float" office:value="85" calcext:value-type="float">
            <text:p>8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73" calcext:value-type="float">
            <text:p>1,573</text:p>
          </table:table-cell>
          <table:table-cell table:style-name="ce129" office:value-type="float" office:value="1494" calcext:value-type="float">
            <text:p>1,494</text:p>
          </table:table-cell>
          <table:table-cell table:style-name="ce136" office:value-type="float" office:value="79" calcext:value-type="float">
            <text:p>7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44" calcext:value-type="float">
            <text:p>1,444</text:p>
          </table:table-cell>
          <table:table-cell table:style-name="ce129" office:value-type="float" office:value="43" calcext:value-type="float">
            <text:p>43</text:p>
          </table:table-cell>
          <table:table-cell table:style-name="ce145" office:value-type="float" office:value="86" calcext:value-type="float">
            <text:p>86</text:p>
          </table:table-cell>
          <table:table-cell table:style-name="ce136" office:value-type="float" office:value="1529" calcext:value-type="float">
            <text:p>1,52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3" calcext:value-type="float">
            <text:p>813</text:p>
          </table:table-cell>
          <table:table-cell table:style-name="ce130" office:value-type="float" office:value="770" calcext:value-type="float">
            <text:p>770</text:p>
          </table:table-cell>
          <table:table-cell table:style-name="ce137" office:value-type="float" office:value="43" calcext:value-type="float">
            <text:p>4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42" calcext:value-type="float">
            <text:p>742</text:p>
          </table:table-cell>
          <table:table-cell table:style-name="ce130" office:value-type="float" office:value="22" calcext:value-type="float">
            <text:p>22</text:p>
          </table:table-cell>
          <table:table-cell table:style-name="ce132" office:value-type="float" office:value="49" calcext:value-type="float">
            <text:p>49</text:p>
          </table:table-cell>
          <table:table-cell table:style-name="ce137" office:value-type="float" office:value="795" calcext:value-type="float">
            <text:p>79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0" calcext:value-type="float">
            <text:p>760</text:p>
          </table:table-cell>
          <table:table-cell table:style-name="ce130" office:value-type="float" office:value="724" calcext:value-type="float">
            <text:p>724</text:p>
          </table:table-cell>
          <table:table-cell table:style-name="ce137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02" calcext:value-type="float">
            <text:p>702</text:p>
          </table:table-cell>
          <table:table-cell table:style-name="ce131" office:value-type="float" office:value="21" calcext:value-type="float">
            <text:p>21</text:p>
          </table:table-cell>
          <table:table-cell table:style-name="ce146" office:value-type="float" office:value="37" calcext:value-type="float">
            <text:p>37</text:p>
          </table:table-cell>
          <table:table-cell table:style-name="ce143" office:value-type="float" office:value="734" calcext:value-type="float">
            <text:p>734</text:p>
          </table:table-cell>
          <table:table-cell table:style-name="ce131" office:value-type="float" office:value="12" calcext:value-type="float">
            <text:p>12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83" calcext:value-type="float">
            <text:p>1,583</text:p>
          </table:table-cell>
          <table:table-cell table:style-name="ce129" office:value-type="float" office:value="1544" calcext:value-type="float">
            <text:p>1,544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23" calcext:value-type="float">
            <text:p>1,523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539" calcext:value-type="float">
            <text:p>1,539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38" calcext:value-type="float">
            <text:p>838</text:p>
          </table:table-cell>
          <table:table-cell table:style-name="ce130" office:value-type="float" office:value="818" calcext:value-type="float">
            <text:p>818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01" calcext:value-type="float">
            <text:p>801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817" calcext:value-type="float">
            <text:p>817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45" calcext:value-type="float">
            <text:p>745</text:p>
          </table:table-cell>
          <table:table-cell table:style-name="ce130" office:value-type="float" office:value="726" calcext:value-type="float">
            <text:p>726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22" calcext:value-type="float">
            <text:p>722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722" calcext:value-type="float">
            <text:p>722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90" calcext:value-type="float">
            <text:p>1,590</text:p>
          </table:table-cell>
          <table:table-cell table:style-name="ce129" office:value-type="float" office:value="1536" calcext:value-type="float">
            <text:p>1,536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95" calcext:value-type="float">
            <text:p>1,495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73" calcext:value-type="float">
            <text:p>73</text:p>
          </table:table-cell>
          <table:table-cell table:style-name="ce136" office:value-type="float" office:value="1553" calcext:value-type="float">
            <text:p>1,553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27" calcext:value-type="float">
            <text:p>827</text:p>
          </table:table-cell>
          <table:table-cell table:style-name="ce130" office:value-type="float" office:value="799" calcext:value-type="float">
            <text:p>799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2" calcext:value-type="float">
            <text:p>79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9" calcext:value-type="float">
            <text:p>29</text:p>
          </table:table-cell>
          <table:table-cell table:style-name="ce137" office:value-type="float" office:value="812" calcext:value-type="float">
            <text:p>81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3" calcext:value-type="float">
            <text:p>763</text:p>
          </table:table-cell>
          <table:table-cell table:style-name="ce130" office:value-type="float" office:value="737" calcext:value-type="float">
            <text:p>737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03" calcext:value-type="float">
            <text:p>703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44" calcext:value-type="float">
            <text:p>44</text:p>
          </table:table-cell>
          <table:table-cell table:style-name="ce143" office:value-type="float" office:value="741" calcext:value-type="float">
            <text:p>74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10" calcext:value-type="float">
            <text:p>1,410</text:p>
          </table:table-cell>
          <table:table-cell table:style-name="ce129" office:value-type="float" office:value="1342" calcext:value-type="float">
            <text:p>1,342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9" calcext:value-type="float">
            <text:p>1,339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55" calcext:value-type="float">
            <text:p>55</text:p>
          </table:table-cell>
          <table:table-cell table:style-name="ce136" office:value-type="float" office:value="1388" calcext:value-type="float">
            <text:p>1,388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7" calcext:value-type="float">
            <text:p>747</text:p>
          </table:table-cell>
          <table:table-cell table:style-name="ce130" office:value-type="float" office:value="713" calcext:value-type="float">
            <text:p>713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8" calcext:value-type="float">
            <text:p>70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34" calcext:value-type="float">
            <text:p>34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63" calcext:value-type="float">
            <text:p>663</text:p>
          </table:table-cell>
          <table:table-cell table:style-name="ce130" office:value-type="float" office:value="629" calcext:value-type="float">
            <text:p>629</text:p>
          </table:table-cell>
          <table:table-cell table:style-name="ce137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1" calcext:value-type="float">
            <text:p>631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651" calcext:value-type="float">
            <text:p>65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877" calcext:value-type="float">
            <text:p>877</text:p>
          </table:table-cell>
          <table:table-cell table:style-name="ce129" office:value-type="float" office:value="842" calcext:value-type="float">
            <text:p>842</text:p>
          </table:table-cell>
          <table:table-cell table:style-name="ce136" office:value-type="float" office:value="35" calcext:value-type="float">
            <text:p>3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26" calcext:value-type="float">
            <text:p>826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7" calcext:value-type="float">
            <text:p>37</text:p>
          </table:table-cell>
          <table:table-cell table:style-name="ce136" office:value-type="float" office:value="857" calcext:value-type="float">
            <text:p>857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73" calcext:value-type="float">
            <text:p>473</text:p>
          </table:table-cell>
          <table:table-cell table:style-name="ce130" office:value-type="float" office:value="455" calcext:value-type="float">
            <text:p>455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46" calcext:value-type="float">
            <text:p>446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466" calcext:value-type="float">
            <text:p>466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04" calcext:value-type="float">
            <text:p>404</text:p>
          </table:table-cell>
          <table:table-cell table:style-name="ce130" office:value-type="float" office:value="387" calcext:value-type="float">
            <text:p>387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80" calcext:value-type="float">
            <text:p>380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391" calcext:value-type="float">
            <text:p>39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90" calcext:value-type="float">
            <text:p>1,490</text:p>
          </table:table-cell>
          <table:table-cell table:style-name="ce129" office:value-type="float" office:value="1411" calcext:value-type="float">
            <text:p>1,411</text:p>
          </table:table-cell>
          <table:table-cell table:style-name="ce136" office:value-type="float" office:value="79" calcext:value-type="float">
            <text:p>7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27" calcext:value-type="float">
            <text:p>1,427</text:p>
          </table:table-cell>
          <table:table-cell table:style-name="ce129" office:value-type="float" office:value="18" calcext:value-type="float">
            <text:p>18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461" calcext:value-type="float">
            <text:p>1,46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8" calcext:value-type="float">
            <text:p>778</text:p>
          </table:table-cell>
          <table:table-cell table:style-name="ce130" office:value-type="float" office:value="728" calcext:value-type="float">
            <text:p>728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44" calcext:value-type="float">
            <text:p>74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762" calcext:value-type="float">
            <text:p>76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712" calcext:value-type="float">
            <text:p>712</text:p>
          </table:table-cell>
          <table:table-cell table:style-name="ce130" office:value-type="float" office:value="683" calcext:value-type="float">
            <text:p>683</text:p>
          </table:table-cell>
          <table:table-cell table:style-name="ce137" office:value-type="float" office:value="29" calcext:value-type="float">
            <text:p>2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83" calcext:value-type="float">
            <text:p>68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699" calcext:value-type="float">
            <text:p>699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910" calcext:value-type="float">
            <text:p>3,910</text:p>
          </table:table-cell>
          <table:table-cell table:style-name="ce129" office:value-type="float" office:value="3730" calcext:value-type="float">
            <text:p>3,730</text:p>
          </table:table-cell>
          <table:table-cell table:style-name="ce136" office:value-type="float" office:value="180" calcext:value-type="float">
            <text:p>18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725" calcext:value-type="float">
            <text:p>3,725</text:p>
          </table:table-cell>
          <table:table-cell table:style-name="ce129" office:value-type="float" office:value="41" calcext:value-type="float">
            <text:p>41</text:p>
          </table:table-cell>
          <table:table-cell table:style-name="ce129" office:value-type="float" office:value="144" calcext:value-type="float">
            <text:p>144</text:p>
          </table:table-cell>
          <table:table-cell table:style-name="ce136" office:value-type="float" office:value="3856" calcext:value-type="float">
            <text:p>3,856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40" calcext:value-type="float">
            <text:p>4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2031" calcext:value-type="float">
            <text:p>2,031</text:p>
          </table:table-cell>
          <table:table-cell table:style-name="ce130" office:value-type="float" office:value="1936" calcext:value-type="float">
            <text:p>1,936</text:p>
          </table:table-cell>
          <table:table-cell table:style-name="ce137" office:value-type="float" office:value="95" calcext:value-type="float">
            <text:p>9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951" calcext:value-type="float">
            <text:p>1,951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60" calcext:value-type="float">
            <text:p>60</text:p>
          </table:table-cell>
          <table:table-cell table:style-name="ce137" office:value-type="float" office:value="2001" calcext:value-type="float">
            <text:p>2,001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879" calcext:value-type="float">
            <text:p>1,879</text:p>
          </table:table-cell>
          <table:table-cell table:style-name="ce130" office:value-type="float" office:value="1794" calcext:value-type="float">
            <text:p>1,794</text:p>
          </table:table-cell>
          <table:table-cell table:style-name="ce137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74" calcext:value-type="float">
            <text:p>1,774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84" calcext:value-type="float">
            <text:p>84</text:p>
          </table:table-cell>
          <table:table-cell table:style-name="ce143" office:value-type="float" office:value="1855" calcext:value-type="float">
            <text:p>1,855</text:p>
          </table:table-cell>
          <table:table-cell table:style-name="ce130" office:value-type="float" office:value="8" calcext:value-type="float">
            <text:p>8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0" calcext:value-type="float">
            <text:p>240</text:p>
          </table:table-cell>
          <table:table-cell table:style-name="ce133" office:value-type="float" office:value="232" calcext:value-type="float">
            <text:p>232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5" calcext:value-type="float">
            <text:p>22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40" calcext:value-type="float">
            <text:p>2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1" calcext:value-type="float">
            <text:p>131</text:p>
          </table:table-cell>
          <table:table-cell table:style-name="ce134" office:value-type="float" office:value="127" calcext:value-type="float">
            <text:p>12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31" calcext:value-type="float">
            <text:p>13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9" calcext:value-type="float">
            <text:p>109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09" calcext:value-type="float">
            <text:p>10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7" calcext:value-type="float">
            <text:p>337</text:p>
          </table:table-cell>
          <table:table-cell table:style-name="ce133" office:value-type="float" office:value="321" calcext:value-type="float">
            <text:p>321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6" calcext:value-type="float">
            <text:p>316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30" calcext:value-type="float">
            <text:p>33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1" calcext:value-type="float">
            <text:p>171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67" calcext:value-type="float">
            <text:p>16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6" calcext:value-type="float">
            <text:p>166</text:p>
          </table:table-cell>
          <table:table-cell table:style-name="ce134" office:value-type="float" office:value="162" calcext:value-type="float">
            <text:p>16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5" calcext:value-type="float">
            <text:p>155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63" calcext:value-type="float">
            <text:p>1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7" calcext:value-type="float">
            <text:p>207</text:p>
          </table:table-cell>
          <table:table-cell table:style-name="ce133" office:value-type="float" office:value="195" calcext:value-type="float">
            <text:p>19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205" calcext:value-type="float">
            <text:p>20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2" calcext:value-type="float">
            <text:p>112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5" calcext:value-type="float">
            <text:p>15</text:p>
          </table:table-cell>
          <table:table-cell table:style-name="ce140" office:value-type="float" office:value="110" calcext:value-type="float">
            <text:p>11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1" calcext:value-type="float">
            <text:p>801</text:p>
          </table:table-cell>
          <table:table-cell table:style-name="ce133" office:value-type="float" office:value="768" calcext:value-type="float">
            <text:p>768</text:p>
          </table:table-cell>
          <table:table-cell table:style-name="ce138" office:value-type="float" office:value="33" calcext:value-type="float">
            <text:p>3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77" calcext:value-type="float">
            <text:p>777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792" calcext:value-type="float">
            <text:p>79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424" calcext:value-type="float">
            <text:p>424</text:p>
          </table:table-cell>
          <table:table-cell table:style-name="ce139" office:value-type="float" office:value="18" calcext:value-type="float">
            <text:p>1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1" calcext:value-type="float">
            <text:p>431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437" calcext:value-type="float">
            <text:p>43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9" calcext:value-type="float">
            <text:p>359</text:p>
          </table:table-cell>
          <table:table-cell table:style-name="ce134" office:value-type="float" office:value="344" calcext:value-type="float">
            <text:p>344</text:p>
          </table:table-cell>
          <table:table-cell table:style-name="ce139" office:value-type="float" office:value="15" calcext:value-type="float">
            <text:p>1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6" calcext:value-type="float">
            <text:p>346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355" calcext:value-type="float">
            <text:p>35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8" calcext:value-type="float">
            <text:p>238</text:p>
          </table:table-cell>
          <table:table-cell table:style-name="ce133" office:value-type="float" office:value="225" calcext:value-type="float">
            <text:p>225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31" calcext:value-type="float">
            <text:p>2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35" calcext:value-type="float">
            <text:p>23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8" calcext:value-type="float">
            <text:p>118</text:p>
          </table:table-cell>
          <table:table-cell table:style-name="ce134" office:value-type="float" office:value="112" calcext:value-type="float">
            <text:p>11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7" calcext:value-type="float">
            <text:p>11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0" calcext:value-type="float">
            <text:p>120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8" calcext:value-type="float">
            <text:p>11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18" calcext:value-type="float">
            <text:p>11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18" calcext:value-type="float">
            <text:p>618</text:p>
          </table:table-cell>
          <table:table-cell table:style-name="ce133" office:value-type="float" office:value="602" calcext:value-type="float">
            <text:p>602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95" calcext:value-type="float">
            <text:p>59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612" calcext:value-type="float">
            <text:p>6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17" calcext:value-type="float">
            <text:p>317</text:p>
          </table:table-cell>
          <table:table-cell table:style-name="ce134" office:value-type="float" office:value="308" calcext:value-type="float">
            <text:p>308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05" calcext:value-type="float">
            <text:p>30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314" calcext:value-type="float">
            <text:p>31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1" calcext:value-type="float">
            <text:p>301</text:p>
          </table:table-cell>
          <table:table-cell table:style-name="ce134" office:value-type="float" office:value="294" calcext:value-type="float">
            <text:p>294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0" calcext:value-type="float">
            <text:p>29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298" calcext:value-type="float">
            <text:p>2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2" calcext:value-type="float">
            <text:p>202</text:p>
          </table:table-cell>
          <table:table-cell table:style-name="ce133" office:value-type="float" office:value="196" calcext:value-type="float">
            <text:p>196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97" calcext:value-type="float">
            <text:p>19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8" calcext:value-type="float">
            <text:p>108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3" calcext:value-type="float">
            <text:p>373</text:p>
          </table:table-cell>
          <table:table-cell table:style-name="ce133" office:value-type="float" office:value="347" calcext:value-type="float">
            <text:p>347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9" calcext:value-type="float">
            <text:p>349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364" calcext:value-type="float">
            <text:p>36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9" calcext:value-type="float">
            <text:p>199</text:p>
          </table:table-cell>
          <table:table-cell table:style-name="ce134" office:value-type="float" office:value="184" calcext:value-type="float">
            <text:p>184</text:p>
          </table:table-cell>
          <table:table-cell table:style-name="ce139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4" calcext:value-type="float">
            <text:p>184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193" calcext:value-type="float">
            <text:p>19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4" calcext:value-type="float">
            <text:p>174</text:p>
          </table:table-cell>
          <table:table-cell table:style-name="ce134" office:value-type="float" office:value="163" calcext:value-type="float">
            <text:p>163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5" calcext:value-type="float">
            <text:p>165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71" calcext:value-type="float">
            <text:p>17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3" calcext:value-type="float">
            <text:p>163</text:p>
          </table:table-cell>
          <table:table-cell table:style-name="ce133" office:value-type="float" office:value="152" calcext:value-type="float">
            <text:p>152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1" calcext:value-type="float">
            <text:p>16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4" calcext:value-type="float">
            <text:p>84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3" calcext:value-type="float">
            <text:p>8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9" calcext:value-type="float">
            <text:p>79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3" calcext:value-type="float">
            <text:p>163</text:p>
          </table:table-cell>
          <table:table-cell table:style-name="ce133" office:value-type="float" office:value="148" calcext:value-type="float">
            <text:p>148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7" calcext:value-type="float">
            <text:p>15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60" calcext:value-type="float">
            <text:p>16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7" calcext:value-type="float">
            <text:p>87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6" calcext:value-type="float">
            <text:p>76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80" calcext:value-type="float">
            <text:p>80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5" calcext:value-type="float">
            <text:p>45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1" calcext:value-type="float">
            <text:p>131</text:p>
          </table:table-cell>
          <table:table-cell table:style-name="ce133" office:value-type="float" office:value="125" calcext:value-type="float">
            <text:p>12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0" calcext:value-type="float">
            <text:p>12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2" calcext:value-type="float">
            <text:p>72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8" calcext:value-type="float">
            <text:p>258</text:p>
          </table:table-cell>
          <table:table-cell table:style-name="ce133" office:value-type="float" office:value="249" calcext:value-type="float">
            <text:p>249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0" calcext:value-type="float">
            <text:p>240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57" calcext:value-type="float">
            <text:p>25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9" calcext:value-type="float">
            <text:p>139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2" calcext:value-type="float">
            <text:p>13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9" calcext:value-type="float">
            <text:p>119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19" calcext:value-type="float">
            <text:p>11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5" calcext:value-type="float">
            <text:p>95</text:p>
          </table:table-cell>
          <table:table-cell table:style-name="ce133" office:value-type="float" office:value="90" calcext:value-type="float">
            <text:p>90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1" calcext:value-type="float">
            <text:p>9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93" calcext:value-type="float">
            <text:p>9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3" calcext:value-type="float">
            <text:p>63</text:p>
          </table:table-cell>
          <table:table-cell table:style-name="ce129" office:value-type="float" office:value="58" calcext:value-type="float">
            <text:p>58</text:p>
          </table:table-cell>
          <table:table-cell table:style-name="ce136" office:value-type="float" office:value="5" calcext:value-type="float">
            <text:p>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0" calcext:value-type="float">
            <text:p>60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61" calcext:value-type="float">
            <text:p>61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9" calcext:value-type="float">
            <text:p>29</text:p>
          </table:table-cell>
          <table:table-cell table:style-name="ce130" office:value-type="float" office:value="25" calcext:value-type="float">
            <text:p>25</text:p>
          </table:table-cell>
          <table:table-cell table:style-name="ce137" office:value-type="float" office:value="4" calcext:value-type="float">
            <text:p>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4" calcext:value-type="float">
            <text:p>34</text:p>
          </table:table-cell>
          <table:table-cell table:style-name="ce130" office:value-type="float" office:value="33" calcext:value-type="float">
            <text:p>33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33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3" calcext:value-type="float">
            <text:p>53</text:p>
          </table:table-cell>
          <table:table-cell table:style-name="ce133" office:value-type="float" office:value="49" calcext:value-type="float">
            <text:p>49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51" calcext:value-type="float">
            <text:p>5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0" calcext:value-type="float">
            <text:p>20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9" calcext:value-type="float">
            <text:p>9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5" calcext:value-type="float">
            <text:p>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